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9000000467CB79F7B56E5E14E.png" manifest:media-type="image/png"/>
  <manifest:file-entry manifest:full-path="Pictures/1000000000000020000000204B249CA79A42C6D7.png" manifest:media-type="image/png"/>
  <manifest:file-entry manifest:full-path="Pictures/100008E8000031DA0000072296A3F69450ADA2B1.svg" manifest:media-type="image/svg+xml"/>
  <manifest:file-entry manifest:full-path="Pictures/10000201000001E2000000458B554D7FC2C04BA0.png" manifest:media-type="image/png"/>
  <manifest:file-entry manifest:full-path="Pictures/100008EE0000328A000007453E72CDB7F58017E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ust Is Risk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Orfeas Stefanos Thyfronitis Litos</text:p>
            <text:p><text:a xlink:href="mailto:olitos@corelab.ntua.gr" xlink:type="simple">olitos@corelab.ntua.gr</text:a></text:p>
            <text:p>NTUA</text:p>
            <text:p/>
            <text:p>Dionysis Zindros</text:p>
            <text:p><text:a xlink:href="mailto:dionyziz@di.uoa.gr" xlink:type="simple">dionyziz@di.uoa.gr</text:a></text:p>
            <text:p>UO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1 of 2 multisig</text:p>
          </draw:text-box>
        </draw:frame>
        <draw:frame presentation:style-name="pr4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26.969cm" svg:height="3.857cm" svg:x="0.516cm" svg:y="6.049cm">
          <draw:image xlink:href="Pictures/100008E8000031DA0000072296A3F69450ADA2B1.svg" xlink:type="simple" xlink:show="embed" xlink:actuate="onLoad">
            <text:p/>
          </draw:image>
          <draw:image xlink:href="Pictures/10000201000001E2000000458B554D7FC2C04BA0.png" xlink:type="simple" xlink:show="embed" xlink:actuate="onLoad"/>
          <svg:title>G</svg:title>
        </draw:frame>
        <draw:frame draw:style-name="gr2" draw:text-style-name="P2" draw:layer="layout" svg:width="27.07cm" svg:height="3.892cm" svg:x="0.93cm" svg:y="11.684cm">
          <draw:image xlink:href="Pictures/100008EE0000328A000007453E72CDB7F58017EB.svg" xlink:type="simple" xlink:show="embed" xlink:actuate="onLoad">
            <text:p/>
          </draw:image>
          <draw:image xlink:href="Pictures/10000201000001E9000000467CB79F7B56E5E14E.png" xlink:type="simple" xlink:show="embed" xlink:actuate="onLoad"/>
          <svg:title>G</svg:titl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line-distance="0.991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3T16:28:55.662347686</dc:date>
    <meta:editing-duration>PT2M54S</meta:editing-duration>
    <meta:editing-cycles>1</meta:editing-cycles>
    <meta:document-statistic meta:object-count="31"/>
    <meta:generator>LibreOffice/5.2.4.2.0$Linux_X86_64 LibreOffice_project/20m0$Build-2</meta:generator>
  </office:meta>
</office:document-meta>
</file>